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7.71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O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Idle</text:p>
          </table:table-cell>
          <table:table-cell office:value-type="string" calcext:value-type="string">
            <text:p><text:s/>U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2.72" calcext:value-type="float">
            <text:p>82.72</text:p>
          </table:table-cell>
          <table:table-cell table:formula="of:=100 -[.C2]" office:value-type="float" office:value="17.28" calcext:value-type="float">
            <text:p>17.28</text:p>
          </table:table-cell>
          <table:table-cell table:formula="of:=[.A2]/6" office:value-type="float" office:value="4.33333333333333" calcext:value-type="float">
            <text:p>4.33333333333333</text:p>
          </table:table-cell>
          <table:table-cell table:formula="of:=[.D2]/[.E2]" office:value-type="float" office:value="3.98769230769231" calcext:value-type="float">
            <text:p>3.98769230769231</text:p>
          </table:table-cell>
          <table:table-cell table:formula="of:=[.E2]/[.B2]"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8.13" calcext:value-type="float">
            <text:p>68.13</text:p>
          </table:table-cell>
          <table:table-cell table:formula="of:=100 -[.C3]" office:value-type="float" office:value="31.87" calcext:value-type="float">
            <text:p>31.87</text:p>
          </table:table-cell>
          <table:table-cell table:formula="of:=[.A3]/6" office:value-type="float" office:value="7.33333333333333" calcext:value-type="float">
            <text:p>7.33333333333333</text:p>
          </table:table-cell>
          <table:table-cell table:formula="of:=[.D3]/[.E3]" office:value-type="float" office:value="4.34590909090909" calcext:value-type="float">
            <text:p>4.34590909090909</text:p>
          </table:table-cell>
          <table:table-cell table:formula="of:=[.E3]/[.B3]" office:value-type="float" office:value="3.66666666666667" calcext:value-type="float">
            <text:p>3.66666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4.09" calcext:value-type="float">
            <text:p>64.09</text:p>
          </table:table-cell>
          <table:table-cell table:formula="of:=100 -[.C4]" office:value-type="float" office:value="35.91" calcext:value-type="float">
            <text:p>35.91</text:p>
          </table:table-cell>
          <table:table-cell table:formula="of:=[.A4]/6" office:value-type="float" office:value="10" calcext:value-type="float">
            <text:p>10</text:p>
          </table:table-cell>
          <table:table-cell table:formula="of:=[.D4]/[.E4]" office:value-type="float" office:value="3.591" calcext:value-type="float">
            <text:p>3.591</text:p>
          </table:table-cell>
          <table:table-cell table:formula="of:=[.E4]/[.B4]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7.58" calcext:value-type="float">
            <text:p>57.58</text:p>
          </table:table-cell>
          <table:table-cell table:formula="of:=100 -[.C5]" office:value-type="float" office:value="42.42" calcext:value-type="float">
            <text:p>42.42</text:p>
          </table:table-cell>
          <table:table-cell table:formula="of:=[.A5]/6" office:value-type="float" office:value="12.6666666666667" calcext:value-type="float">
            <text:p>12.6666666666667</text:p>
          </table:table-cell>
          <table:table-cell table:formula="of:=[.D5]/[.E5]" office:value-type="float" office:value="3.34894736842105" calcext:value-type="float">
            <text:p>3.34894736842105</text:p>
          </table:table-cell>
          <table:table-cell table:formula="of:=[.E5]/[.B5]"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3.6" calcext:value-type="float">
            <text:p>53.6</text:p>
          </table:table-cell>
          <table:table-cell table:formula="of:=100 -[.C6]" office:value-type="float" office:value="46.4" calcext:value-type="float">
            <text:p>46.4</text:p>
          </table:table-cell>
          <table:table-cell table:formula="of:=[.A6]/6" office:value-type="float" office:value="15" calcext:value-type="float">
            <text:p>15</text:p>
          </table:table-cell>
          <table:table-cell table:formula="of:=[.D6]/[.E6]" office:value-type="float" office:value="3.09333333333333" calcext:value-type="float">
            <text:p>3.09333333333333</text:p>
          </table:table-cell>
          <table:table-cell table:formula="of:=[.E6]/[.B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49.58" calcext:value-type="float">
            <text:p>49.58</text:p>
          </table:table-cell>
          <table:table-cell table:formula="of:=100 -[.C7]" office:value-type="float" office:value="50.42" calcext:value-type="float">
            <text:p>50.42</text:p>
          </table:table-cell>
          <table:table-cell table:formula="of:=[.A7]/6" office:value-type="float" office:value="17" calcext:value-type="float">
            <text:p>17</text:p>
          </table:table-cell>
          <table:table-cell table:formula="of:=[.D7]/[.E7]" office:value-type="float" office:value="2.96588235294118" calcext:value-type="float">
            <text:p>2.96588235294118</text:p>
          </table:table-cell>
          <table:table-cell table:formula="of:=[.E7]/[.B7]" office:value-type="float" office:value="2.83333333333333" calcext:value-type="float">
            <text:p>2.83333333333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45.32" calcext:value-type="float">
            <text:p>45.32</text:p>
          </table:table-cell>
          <table:table-cell table:formula="of:=100 -[.C8]" office:value-type="float" office:value="54.68" calcext:value-type="float">
            <text:p>54.68</text:p>
          </table:table-cell>
          <table:table-cell table:formula="of:=[.A8]/6" office:value-type="float" office:value="18.6666666666667" calcext:value-type="float">
            <text:p>18.6666666666667</text:p>
          </table:table-cell>
          <table:table-cell table:formula="of:=[.D8]/[.E8]" office:value-type="float" office:value="2.92928571428571" calcext:value-type="float">
            <text:p>2.92928571428571</text:p>
          </table:table-cell>
          <table:table-cell table:formula="of:=[.E8]/[.B8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4.13" calcext:value-type="float">
            <text:p>44.13</text:p>
          </table:table-cell>
          <table:table-cell table:formula="of:=100 -[.C9]" office:value-type="float" office:value="55.87" calcext:value-type="float">
            <text:p>55.87</text:p>
          </table:table-cell>
          <table:table-cell table:formula="of:=[.A9]/6" office:value-type="float" office:value="20" calcext:value-type="float">
            <text:p>20</text:p>
          </table:table-cell>
          <table:table-cell table:formula="of:=[.D9]/[.E9]" office:value-type="float" office:value="2.7935" calcext:value-type="float">
            <text:p>2.7935</text:p>
          </table:table-cell>
          <table:table-cell table:formula="of:=[.E9]/[.B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39.93" calcext:value-type="float">
            <text:p>39.93</text:p>
          </table:table-cell>
          <table:table-cell table:formula="of:=100 -[.C10]" office:value-type="float" office:value="60.07" calcext:value-type="float">
            <text:p>60.07</text:p>
          </table:table-cell>
          <table:table-cell table:formula="of:=[.A10]/6" office:value-type="float" office:value="21.1666666666667" calcext:value-type="float">
            <text:p>21.1666666666667</text:p>
          </table:table-cell>
          <table:table-cell table:formula="of:=[.D10]/[.E10]" office:value-type="float" office:value="2.83795275590551" calcext:value-type="float">
            <text:p>2.83795275590551</text:p>
          </table:table-cell>
          <table:table-cell table:formula="of:=[.E10]/[.B10]" office:value-type="float" office:value="2.35185185185185" calcext:value-type="float">
            <text:p>2.351851851851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39.6" calcext:value-type="float">
            <text:p>39.6</text:p>
          </table:table-cell>
          <table:table-cell table:formula="of:=100 -[.C11]" office:value-type="float" office:value="60.4" calcext:value-type="float">
            <text:p>60.4</text:p>
          </table:table-cell>
          <table:table-cell table:formula="of:=[.A11]/6" office:value-type="float" office:value="21.6666666666667" calcext:value-type="float">
            <text:p>21.6666666666667</text:p>
          </table:table-cell>
          <table:table-cell table:formula="of:=[.D11]/[.E11]" office:value-type="float" office:value="2.78769230769231" calcext:value-type="float">
            <text:p>2.78769230769231</text:p>
          </table:table-cell>
          <table:table-cell table:formula="of:=[.E11]/[.B11]" office:value-type="float" office:value="2.16666666666667" calcext:value-type="float">
            <text:p>2.166666666666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office:value-type="float" office:value="35.73" calcext:value-type="float">
            <text:p>35.73</text:p>
          </table:table-cell>
          <table:table-cell table:formula="of:=100 -[.C12]" office:value-type="float" office:value="64.27" calcext:value-type="float">
            <text:p>64.27</text:p>
          </table:table-cell>
          <table:table-cell table:formula="of:=[.A12]/6" office:value-type="float" office:value="24" calcext:value-type="float">
            <text:p>24</text:p>
          </table:table-cell>
          <table:table-cell table:formula="of:=[.D12]/[.E12]" office:value-type="float" office:value="2.67791666666667" calcext:value-type="float">
            <text:p>2.67791666666667</text:p>
          </table:table-cell>
          <table:table-cell table:formula="of:=[.E12]/[.B12]" office:value-type="float" office:value="2.18181818181818" calcext:value-type="float">
            <text:p>2.181818181818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34.62" calcext:value-type="float">
            <text:p>34.62</text:p>
          </table:table-cell>
          <table:table-cell table:formula="of:=100 -[.C13]" office:value-type="float" office:value="65.38" calcext:value-type="float">
            <text:p>65.38</text:p>
          </table:table-cell>
          <table:table-cell table:formula="of:=[.A13]/6" office:value-type="float" office:value="24.1666666666667" calcext:value-type="float">
            <text:p>24.1666666666667</text:p>
          </table:table-cell>
          <table:table-cell table:formula="of:=[.D13]/[.E13]" office:value-type="float" office:value="2.70537931034483" calcext:value-type="float">
            <text:p>2.70537931034483</text:p>
          </table:table-cell>
          <table:table-cell table:formula="of:=[.E13]/[.B13]" office:value-type="float" office:value="2.01388888888889" calcext:value-type="float">
            <text:p>2.01388888888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29.53" calcext:value-type="float">
            <text:p>29.53</text:p>
          </table:table-cell>
          <table:table-cell table:formula="of:=100 -[.C14]" office:value-type="float" office:value="70.47" calcext:value-type="float">
            <text:p>70.47</text:p>
          </table:table-cell>
          <table:table-cell table:formula="of:=[.A14]/6" office:value-type="float" office:value="26.3333333333333" calcext:value-type="float">
            <text:p>26.3333333333333</text:p>
          </table:table-cell>
          <table:table-cell table:formula="of:=[.D14]/[.E14]" office:value-type="float" office:value="2.67607594936709" calcext:value-type="float">
            <text:p>2.67607594936709</text:p>
          </table:table-cell>
          <table:table-cell table:formula="of:=[.E14]/[.B14]" office:value-type="float" office:value="2.02564102564103" calcext:value-type="float">
            <text:p>2.025641025641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26.63" calcext:value-type="float">
            <text:p>26.63</text:p>
          </table:table-cell>
          <table:table-cell table:formula="of:=100 -[.C15]" office:value-type="float" office:value="73.37" calcext:value-type="float">
            <text:p>73.37</text:p>
          </table:table-cell>
          <table:table-cell table:formula="of:=[.A15]/6" office:value-type="float" office:value="26.5" calcext:value-type="float">
            <text:p>26.5</text:p>
          </table:table-cell>
          <table:table-cell table:formula="of:=[.D15]/[.E15]" office:value-type="float" office:value="2.76867924528302" calcext:value-type="float">
            <text:p>2.76867924528302</text:p>
          </table:table-cell>
          <table:table-cell table:formula="of:=[.E15]/[.B15]" office:value-type="float" office:value="1.89285714285714" calcext:value-type="float">
            <text:p>1.892857142857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office:value-type="float" office:value="27.52" calcext:value-type="float">
            <text:p>27.52</text:p>
          </table:table-cell>
          <table:table-cell table:formula="of:=100 -[.C16]" office:value-type="float" office:value="72.48" calcext:value-type="float">
            <text:p>72.48</text:p>
          </table:table-cell>
          <table:table-cell table:formula="of:=[.A16]/6" office:value-type="float" office:value="27.6666666666667" calcext:value-type="float">
            <text:p>27.6666666666667</text:p>
          </table:table-cell>
          <table:table-cell table:formula="of:=[.D16]/[.E16]" office:value-type="float" office:value="2.61975903614458" calcext:value-type="float">
            <text:p>2.61975903614458</text:p>
          </table:table-cell>
          <table:table-cell table:formula="of:=[.E16]/[.B16]" office:value-type="float" office:value="1.84444444444444" calcext:value-type="float">
            <text:p>1.8444444444444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float" office:value="23.24" calcext:value-type="float">
            <text:p>23.24</text:p>
          </table:table-cell>
          <table:table-cell table:formula="of:=100 -[.C17]" office:value-type="float" office:value="76.76" calcext:value-type="float">
            <text:p>76.76</text:p>
          </table:table-cell>
          <table:table-cell table:formula="of:=[.A17]/6" office:value-type="float" office:value="27.3333333333333" calcext:value-type="float">
            <text:p>27.3333333333333</text:p>
          </table:table-cell>
          <table:table-cell table:formula="of:=[.D17]/[.E17]" office:value-type="float" office:value="2.80829268292683" calcext:value-type="float">
            <text:p>2.80829268292683</text:p>
          </table:table-cell>
          <table:table-cell table:formula="of:=[.E17]/[.B17]" office:value-type="float" office:value="1.70833333333333" calcext:value-type="float">
            <text:p>1.708333333333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20.27" calcext:value-type="float">
            <text:p>20.27</text:p>
          </table:table-cell>
          <table:table-cell table:formula="of:=100 -[.C18]" office:value-type="float" office:value="79.73" calcext:value-type="float">
            <text:p>79.73</text:p>
          </table:table-cell>
          <table:table-cell table:formula="of:=[.A18]/6" office:value-type="float" office:value="29.1666666666667" calcext:value-type="float">
            <text:p>29.1666666666667</text:p>
          </table:table-cell>
          <table:table-cell table:formula="of:=[.D18]/[.E18]" office:value-type="float" office:value="2.7336" calcext:value-type="float">
            <text:p>2.7336</text:p>
          </table:table-cell>
          <table:table-cell table:formula="of:=[.E18]/[.B18]" office:value-type="float" office:value="1.7156862745098" calcext:value-type="float">
            <text:p>1.71568627450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23.91" calcext:value-type="float">
            <text:p>23.91</text:p>
          </table:table-cell>
          <table:table-cell table:formula="of:=100 -[.C19]" office:value-type="float" office:value="76.09" calcext:value-type="float">
            <text:p>76.09</text:p>
          </table:table-cell>
          <table:table-cell table:formula="of:=[.A19]/6" office:value-type="float" office:value="30.1666666666667" calcext:value-type="float">
            <text:p>30.1666666666667</text:p>
          </table:table-cell>
          <table:table-cell table:formula="of:=[.D19]/[.E19]" office:value-type="float" office:value="2.52232044198895" calcext:value-type="float">
            <text:p>2.52232044198895</text:p>
          </table:table-cell>
          <table:table-cell table:formula="of:=[.E19]/[.B19]" office:value-type="float" office:value="1.67592592592593" calcext:value-type="float">
            <text:p>1.675925925925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21.48" calcext:value-type="float">
            <text:p>21.48</text:p>
          </table:table-cell>
          <table:table-cell table:formula="of:=100 -[.C20]" office:value-type="float" office:value="78.52" calcext:value-type="float">
            <text:p>78.52</text:p>
          </table:table-cell>
          <table:table-cell table:formula="of:=[.A20]/6" office:value-type="float" office:value="28.6666666666667" calcext:value-type="float">
            <text:p>28.6666666666667</text:p>
          </table:table-cell>
          <table:table-cell table:formula="of:=[.D20]/[.E20]" office:value-type="float" office:value="2.73906976744186" calcext:value-type="float">
            <text:p>2.73906976744186</text:p>
          </table:table-cell>
          <table:table-cell table:formula="of:=[.E20]/[.B20]" office:value-type="float" office:value="1.50877192982456" calcext:value-type="float">
            <text:p>1.508771929824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table:formula="of:=100 -[.C21]" office:value-type="float" office:value="81.1" calcext:value-type="float">
            <text:p>81.1</text:p>
          </table:table-cell>
          <table:table-cell table:formula="of:=[.A21]/6" office:value-type="float" office:value="30.8333333333333" calcext:value-type="float">
            <text:p>30.8333333333333</text:p>
          </table:table-cell>
          <table:table-cell table:formula="of:=[.D21]/[.E21]" office:value-type="float" office:value="2.63027027027027" calcext:value-type="float">
            <text:p>2.63027027027027</text:p>
          </table:table-cell>
          <table:table-cell table:formula="of:=[.E21]/[.B21]" office:value-type="float" office:value="1.54166666666667" calcext:value-type="float">
            <text:p>1.541666666666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17.59" calcext:value-type="float">
            <text:p>17.59</text:p>
          </table:table-cell>
          <table:table-cell table:formula="of:=100 -[.C22]" office:value-type="float" office:value="82.41" calcext:value-type="float">
            <text:p>82.41</text:p>
          </table:table-cell>
          <table:table-cell table:formula="of:=[.A22]/6" office:value-type="float" office:value="32.5" calcext:value-type="float">
            <text:p>32.5</text:p>
          </table:table-cell>
          <table:table-cell table:formula="of:=[.D22]/[.E22]" office:value-type="float" office:value="2.53569230769231" calcext:value-type="float">
            <text:p>2.53569230769231</text:p>
          </table:table-cell>
          <table:table-cell table:formula="of:=[.E22]/[.B22]" office:value-type="float" office:value="1.54761904761905" calcext:value-type="float">
            <text:p>1.547619047619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office:value-type="float" office:value="14.72" calcext:value-type="float">
            <text:p>14.72</text:p>
          </table:table-cell>
          <table:table-cell table:formula="of:=100 -[.C23]" office:value-type="float" office:value="85.28" calcext:value-type="float">
            <text:p>85.28</text:p>
          </table:table-cell>
          <table:table-cell table:formula="of:=[.A23]/6" office:value-type="float" office:value="33.6666666666667" calcext:value-type="float">
            <text:p>33.6666666666667</text:p>
          </table:table-cell>
          <table:table-cell table:formula="of:=[.D23]/[.E23]" office:value-type="float" office:value="2.53306930693069" calcext:value-type="float">
            <text:p>2.53306930693069</text:p>
          </table:table-cell>
          <table:table-cell table:formula="of:=[.E23]/[.B23]" office:value-type="float" office:value="1.53030303030303" calcext:value-type="float">
            <text:p>1.530303030303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office:value-type="float" office:value="10.35" calcext:value-type="float">
            <text:p>10.35</text:p>
          </table:table-cell>
          <table:table-cell table:formula="of:=100 -[.C24]" office:value-type="float" office:value="89.65" calcext:value-type="float">
            <text:p>89.65</text:p>
          </table:table-cell>
          <table:table-cell table:formula="of:=[.A24]/6" office:value-type="float" office:value="34" calcext:value-type="float">
            <text:p>34</text:p>
          </table:table-cell>
          <table:table-cell table:formula="of:=[.D24]/[.E24]" office:value-type="float" office:value="2.63676470588235" calcext:value-type="float">
            <text:p>2.63676470588235</text:p>
          </table:table-cell>
          <table:table-cell table:formula="of:=[.E24]/[.B24]" office:value-type="float" office:value="1.47826086956522" calcext:value-type="float">
            <text:p>1.478260869565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4.53" calcext:value-type="float">
            <text:p>4.53</text:p>
          </table:table-cell>
          <table:table-cell table:formula="of:=100 -[.C25]" office:value-type="float" office:value="95.47" calcext:value-type="float">
            <text:p>95.47</text:p>
          </table:table-cell>
          <table:table-cell table:formula="of:=[.A25]/6" office:value-type="float" office:value="37" calcext:value-type="float">
            <text:p>37</text:p>
          </table:table-cell>
          <table:table-cell table:formula="of:=[.D25]/[.E25]" office:value-type="float" office:value="2.58027027027027" calcext:value-type="float">
            <text:p>2.58027027027027</text:p>
          </table:table-cell>
          <table:table-cell table:formula="of:=[.E25]/[.B25]" office:value-type="float" office:value="1.54166666666667" calcext:value-type="float">
            <text:p>1.5416666666666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float" office:value="14.26" calcext:value-type="float">
            <text:p>14.26</text:p>
          </table:table-cell>
          <table:table-cell table:formula="of:=100 -[.C26]" office:value-type="float" office:value="85.74" calcext:value-type="float">
            <text:p>85.74</text:p>
          </table:table-cell>
          <table:table-cell table:formula="of:=[.A26]/6" office:value-type="float" office:value="34" calcext:value-type="float">
            <text:p>34</text:p>
          </table:table-cell>
          <table:table-cell table:formula="of:=[.D26]/[.E26]" office:value-type="float" office:value="2.52176470588235" calcext:value-type="float">
            <text:p>2.52176470588235</text:p>
          </table:table-cell>
          <table:table-cell table:formula="of:=[.E26]/[.B26]"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float" office:value="8.54" calcext:value-type="float">
            <text:p>8.54</text:p>
          </table:table-cell>
          <table:table-cell table:formula="of:=100 -[.C27]" office:value-type="float" office:value="91.46" calcext:value-type="float">
            <text:p>91.46</text:p>
          </table:table-cell>
          <table:table-cell table:formula="of:=[.A27]/6" office:value-type="float" office:value="37.3333333333333" calcext:value-type="float">
            <text:p>37.3333333333333</text:p>
          </table:table-cell>
          <table:table-cell table:formula="of:=[.D27]/[.E27]" office:value-type="float" office:value="2.44982142857143" calcext:value-type="float">
            <text:p>2.44982142857143</text:p>
          </table:table-cell>
          <table:table-cell table:formula="of:=[.E27]/[.B27]" office:value-type="float" office:value="1.43589743589744" calcext:value-type="float">
            <text:p>1.4358974358974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" calcext:value-type="float">
            <text:p>27</text:p>
          </table:table-cell>
          <table:table-cell office:value-type="float" office:value="6.68" calcext:value-type="float">
            <text:p>6.68</text:p>
          </table:table-cell>
          <table:table-cell table:formula="of:=100 -[.C28]" office:value-type="float" office:value="93.32" calcext:value-type="float">
            <text:p>93.32</text:p>
          </table:table-cell>
          <table:table-cell table:formula="of:=[.A28]/6" office:value-type="float" office:value="36.3333333333333" calcext:value-type="float">
            <text:p>36.3333333333333</text:p>
          </table:table-cell>
          <table:table-cell table:formula="of:=[.D28]/[.E28]" office:value-type="float" office:value="2.56844036697248" calcext:value-type="float">
            <text:p>2.56844036697248</text:p>
          </table:table-cell>
          <table:table-cell table:formula="of:=[.E28]/[.B28]" office:value-type="float" office:value="1.34567901234568" calcext:value-type="float">
            <text:p>1.3456790123456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.35" calcext:value-type="float">
            <text:p>5.35</text:p>
          </table:table-cell>
          <table:table-cell table:formula="of:=100 -[.C29]" office:value-type="float" office:value="94.65" calcext:value-type="float">
            <text:p>94.65</text:p>
          </table:table-cell>
          <table:table-cell table:formula="of:=[.A29]/6" office:value-type="float" office:value="36.1666666666667" calcext:value-type="float">
            <text:p>36.1666666666667</text:p>
          </table:table-cell>
          <table:table-cell table:formula="of:=[.D29]/[.E29]" office:value-type="float" office:value="2.61705069124424" calcext:value-type="float">
            <text:p>2.61705069124424</text:p>
          </table:table-cell>
          <table:table-cell table:formula="of:=[.E29]/[.B29]" office:value-type="float" office:value="1.29166666666667" calcext:value-type="float">
            <text:p>1.291666666666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office:value-type="float" office:value="4.69" calcext:value-type="float">
            <text:p>4.69</text:p>
          </table:table-cell>
          <table:table-cell table:formula="of:=100 -[.C30]" office:value-type="float" office:value="95.31" calcext:value-type="float">
            <text:p>95.31</text:p>
          </table:table-cell>
          <table:table-cell table:formula="of:=[.A30]/6" office:value-type="float" office:value="37.5" calcext:value-type="float">
            <text:p>37.5</text:p>
          </table:table-cell>
          <table:table-cell table:formula="of:=[.D30]/[.E30]" office:value-type="float" office:value="2.5416" calcext:value-type="float">
            <text:p>2.5416</text:p>
          </table:table-cell>
          <table:table-cell table:formula="of:=[.E30]/[.B30]" office:value-type="float" office:value="1.29310344827586" calcext:value-type="float">
            <text:p>1.2931034482758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1.17" calcext:value-type="float">
            <text:p>1.17</text:p>
          </table:table-cell>
          <table:table-cell table:formula="of:=100 -[.C31]" office:value-type="float" office:value="98.83" calcext:value-type="float">
            <text:p>98.83</text:p>
          </table:table-cell>
          <table:table-cell table:formula="of:=[.A31]/6" office:value-type="float" office:value="39.1666666666667" calcext:value-type="float">
            <text:p>39.1666666666667</text:p>
          </table:table-cell>
          <table:table-cell table:formula="of:=[.D31]/[.E31]" office:value-type="float" office:value="2.52331914893617" calcext:value-type="float">
            <text:p>2.52331914893617</text:p>
          </table:table-cell>
          <table:table-cell table:formula="of:=[.E31]/[.B31]" office:value-type="float" office:value="1.30555555555556" calcext:value-type="float">
            <text:p>1.305555555555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7.86" calcext:value-type="float">
            <text:p>7.86</text:p>
          </table:table-cell>
          <table:table-cell table:formula="of:=100 -[.C32]" office:value-type="float" office:value="92.14" calcext:value-type="float">
            <text:p>92.14</text:p>
          </table:table-cell>
          <table:table-cell table:formula="of:=[.A32]/6" office:value-type="float" office:value="35.6666666666667" calcext:value-type="float">
            <text:p>35.6666666666667</text:p>
          </table:table-cell>
          <table:table-cell table:formula="of:=[.D32]/[.E32]" office:value-type="float" office:value="2.58336448598131" calcext:value-type="float">
            <text:p>2.58336448598131</text:p>
          </table:table-cell>
          <table:table-cell table:formula="of:=[.E32]/[.B32]" office:value-type="float" office:value="1.1505376344086" calcext:value-type="float">
            <text:p>1.150537634408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" calcext:value-type="float">
            <text:p>32</text:p>
          </table:table-cell>
          <table:table-cell office:value-type="float" office:value="2.18" calcext:value-type="float">
            <text:p>2.18</text:p>
          </table:table-cell>
          <table:table-cell table:formula="of:=100 -[.C33]" office:value-type="float" office:value="97.82" calcext:value-type="float">
            <text:p>97.82</text:p>
          </table:table-cell>
          <table:table-cell table:formula="of:=[.A33]/6" office:value-type="float" office:value="39.3333333333333" calcext:value-type="float">
            <text:p>39.3333333333333</text:p>
          </table:table-cell>
          <table:table-cell table:formula="of:=[.D33]/[.E33]" office:value-type="float" office:value="2.48694915254237" calcext:value-type="float">
            <text:p>2.48694915254237</text:p>
          </table:table-cell>
          <table:table-cell table:formula="of:=[.E33]/[.B33]" office:value-type="float" office:value="1.22916666666667" calcext:value-type="float">
            <text:p>1.2291666666666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3" calcext:value-type="float">
            <text:p>33</text:p>
          </table:table-cell>
          <table:table-cell office:value-type="float" office:value="3.17" calcext:value-type="float">
            <text:p>3.17</text:p>
          </table:table-cell>
          <table:table-cell table:formula="of:=100 -[.C34]" office:value-type="float" office:value="96.83" calcext:value-type="float">
            <text:p>96.83</text:p>
          </table:table-cell>
          <table:table-cell table:formula="of:=[.A34]/6" office:value-type="float" office:value="37" calcext:value-type="float">
            <text:p>37</text:p>
          </table:table-cell>
          <table:table-cell table:formula="of:=[.D34]/[.E34]" office:value-type="float" office:value="2.61702702702703" calcext:value-type="float">
            <text:p>2.61702702702703</text:p>
          </table:table-cell>
          <table:table-cell table:formula="of:=[.E34]/[.B34]" office:value-type="float" office:value="1.12121212121212" calcext:value-type="float">
            <text:p>1.121212121212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" calcext:value-type="float">
            <text:p>34</text:p>
          </table:table-cell>
          <table:table-cell office:value-type="float" office:value="2.34" calcext:value-type="float">
            <text:p>2.34</text:p>
          </table:table-cell>
          <table:table-cell table:formula="of:=100 -[.C35]" office:value-type="float" office:value="97.66" calcext:value-type="float">
            <text:p>97.66</text:p>
          </table:table-cell>
          <table:table-cell table:formula="of:=[.A35]/6" office:value-type="float" office:value="38.1666666666667" calcext:value-type="float">
            <text:p>38.1666666666667</text:p>
          </table:table-cell>
          <table:table-cell table:formula="of:=[.D35]/[.E35]" office:value-type="float" office:value="2.55877729257642" calcext:value-type="float">
            <text:p>2.55877729257642</text:p>
          </table:table-cell>
          <table:table-cell table:formula="of:=[.E35]/[.B35]" office:value-type="float" office:value="1.12254901960784" calcext:value-type="float">
            <text:p>1.12254901960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" calcext:value-type="float">
            <text:p>35</text:p>
          </table:table-cell>
          <table:table-cell office:value-type="float" office:value="3.85" calcext:value-type="float">
            <text:p>3.85</text:p>
          </table:table-cell>
          <table:table-cell table:formula="of:=100 -[.C36]" office:value-type="float" office:value="96.15" calcext:value-type="float">
            <text:p>96.15</text:p>
          </table:table-cell>
          <table:table-cell table:formula="of:=[.A36]/6" office:value-type="float" office:value="37.6666666666667" calcext:value-type="float">
            <text:p>37.6666666666667</text:p>
          </table:table-cell>
          <table:table-cell table:formula="of:=[.D36]/[.E36]" office:value-type="float" office:value="2.55265486725664" calcext:value-type="float">
            <text:p>2.55265486725664</text:p>
          </table:table-cell>
          <table:table-cell table:formula="of:=[.E36]/[.B36]" office:value-type="float" office:value="1.07619047619048" calcext:value-type="float">
            <text:p>1.076190476190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office:value-type="float" office:value="2.18" calcext:value-type="float">
            <text:p>2.18</text:p>
          </table:table-cell>
          <table:table-cell table:formula="of:=100 -[.C37]" office:value-type="float" office:value="97.82" calcext:value-type="float">
            <text:p>97.82</text:p>
          </table:table-cell>
          <table:table-cell table:formula="of:=[.A37]/6" office:value-type="float" office:value="39" calcext:value-type="float">
            <text:p>39</text:p>
          </table:table-cell>
          <table:table-cell table:formula="of:=[.D37]/[.E37]" office:value-type="float" office:value="2.50820512820513" calcext:value-type="float">
            <text:p>2.50820512820513</text:p>
          </table:table-cell>
          <table:table-cell table:formula="of:=[.E37]/[.B37]" office:value-type="float" office:value="1.08333333333333" calcext:value-type="float">
            <text:p>1.083333333333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  <table:table-cell office:value-type="float" office:value="1.34" calcext:value-type="float">
            <text:p>1.34</text:p>
          </table:table-cell>
          <table:table-cell table:formula="of:=100 -[.C38]" office:value-type="float" office:value="98.66" calcext:value-type="float">
            <text:p>98.66</text:p>
          </table:table-cell>
          <table:table-cell table:formula="of:=[.A38]/6" office:value-type="float" office:value="39.6666666666667" calcext:value-type="float">
            <text:p>39.6666666666667</text:p>
          </table:table-cell>
          <table:table-cell table:formula="of:=[.D38]/[.E38]" office:value-type="float" office:value="2.4872268907563" calcext:value-type="float">
            <text:p>2.4872268907563</text:p>
          </table:table-cell>
          <table:table-cell table:formula="of:=[.E38]/[.B38]" office:value-type="float" office:value="1.07207207207207" calcext:value-type="float">
            <text:p>1.072072072072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8" calcext:value-type="float">
            <text:p>38</text:p>
          </table:table-cell>
          <table:table-cell office:value-type="float" office:value="2.33" calcext:value-type="float">
            <text:p>2.33</text:p>
          </table:table-cell>
          <table:table-cell table:formula="of:=100 -[.C39]" office:value-type="float" office:value="97.67" calcext:value-type="float">
            <text:p>97.67</text:p>
          </table:table-cell>
          <table:table-cell table:formula="of:=[.A39]/6" office:value-type="float" office:value="34.8333333333333" calcext:value-type="float">
            <text:p>34.8333333333333</text:p>
          </table:table-cell>
          <table:table-cell table:formula="of:=[.D39]/[.E39]" office:value-type="float" office:value="2.80392344497608" calcext:value-type="float">
            <text:p>2.80392344497608</text:p>
          </table:table-cell>
          <table:table-cell table:formula="of:=[.E39]/[.B39]" office:value-type="float" office:value="0.916666666666667" calcext:value-type="float">
            <text:p>0.9166666666666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1.34" calcext:value-type="float">
            <text:p>1.34</text:p>
          </table:table-cell>
          <table:table-cell table:formula="of:=100 -[.C40]" office:value-type="float" office:value="98.66" calcext:value-type="float">
            <text:p>98.66</text:p>
          </table:table-cell>
          <table:table-cell table:formula="of:=[.A40]/6" office:value-type="float" office:value="38.5" calcext:value-type="float">
            <text:p>38.5</text:p>
          </table:table-cell>
          <table:table-cell table:formula="of:=[.D40]/[.E40]" office:value-type="float" office:value="2.5625974025974" calcext:value-type="float">
            <text:p>2.5625974025974</text:p>
          </table:table-cell>
          <table:table-cell table:formula="of:=[.E40]/[.B40]" office:value-type="float" office:value="0.987179487179487" calcext:value-type="float">
            <text:p>0.9871794871794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table:formula="of:=100 -[.C41]" office:value-type="float" office:value="98.65" calcext:value-type="float">
            <text:p>98.65</text:p>
          </table:table-cell>
          <table:table-cell table:formula="of:=[.A41]/6" office:value-type="float" office:value="35.5" calcext:value-type="float">
            <text:p>35.5</text:p>
          </table:table-cell>
          <table:table-cell table:formula="of:=[.D41]/[.E41]" office:value-type="float" office:value="2.77887323943662" calcext:value-type="float">
            <text:p>2.77887323943662</text:p>
          </table:table-cell>
          <table:table-cell table:formula="of:=[.E41]/[.B41]" office:value-type="float" office:value="0.8875" calcext:value-type="float">
            <text:p>0.88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1" calcext:value-type="float">
            <text:p>41</text:p>
          </table:table-cell>
          <table:table-cell office:value-type="float" office:value="1.17" calcext:value-type="float">
            <text:p>1.17</text:p>
          </table:table-cell>
          <table:table-cell table:formula="of:=100 -[.C42]" office:value-type="float" office:value="98.83" calcext:value-type="float">
            <text:p>98.83</text:p>
          </table:table-cell>
          <table:table-cell table:formula="of:=[.A42]/6" office:value-type="float" office:value="36.5" calcext:value-type="float">
            <text:p>36.5</text:p>
          </table:table-cell>
          <table:table-cell table:formula="of:=[.D42]/[.E42]" office:value-type="float" office:value="2.70767123287671" calcext:value-type="float">
            <text:p>2.70767123287671</text:p>
          </table:table-cell>
          <table:table-cell table:formula="of:=[.E42]/[.B42]" office:value-type="float" office:value="0.890243902439024" calcext:value-type="float">
            <text:p>0.8902439024390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.5</text:p>
          </table:table-cell>
          <table:table-cell table:formula="of:=100 -[.C43]" office:value-type="float" office:value="99.5" calcext:value-type="float">
            <text:p>99.5</text:p>
          </table:table-cell>
          <table:table-cell table:formula="of:=[.A43]/6" office:value-type="float" office:value="37.8333333333333" calcext:value-type="float">
            <text:p>37.8333333333333</text:p>
          </table:table-cell>
          <table:table-cell table:formula="of:=[.D43]/[.E43]" office:value-type="float" office:value="2.62995594713656" calcext:value-type="float">
            <text:p>2.62995594713656</text:p>
          </table:table-cell>
          <table:table-cell table:formula="of:=[.E43]/[.B43]" office:value-type="float" office:value="0.900793650793651" calcext:value-type="float">
            <text:p>0.9007936507936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formula="of:=100 -[.C44]" office:value-type="float" office:value="99.5" calcext:value-type="float">
            <text:p>99.5</text:p>
          </table:table-cell>
          <table:table-cell table:formula="of:=[.A44]/6" office:value-type="float" office:value="38.5" calcext:value-type="float">
            <text:p>38.5</text:p>
          </table:table-cell>
          <table:table-cell table:formula="of:=[.D44]/[.E44]" office:value-type="float" office:value="2.58441558441558" calcext:value-type="float">
            <text:p>2.58441558441558</text:p>
          </table:table-cell>
          <table:table-cell table:formula="of:=[.E44]/[.B44]" office:value-type="float" office:value="0.895348837209302" calcext:value-type="float">
            <text:p>0.8953488372093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100 -[.C45]" office:value-type="float" office:value="98" calcext:value-type="float">
            <text:p>98</text:p>
          </table:table-cell>
          <table:table-cell table:formula="of:=[.A45]/6" office:value-type="float" office:value="38.5" calcext:value-type="float">
            <text:p>38.5</text:p>
          </table:table-cell>
          <table:table-cell table:formula="of:=[.D45]/[.E45]" office:value-type="float" office:value="2.54545454545455" calcext:value-type="float">
            <text:p>2.54545454545455</text:p>
          </table:table-cell>
          <table:table-cell table:formula="of:=[.E45]/[.B45]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100 -[.C46]" office:value-type="float" office:value="99" calcext:value-type="float">
            <text:p>99</text:p>
          </table:table-cell>
          <table:table-cell table:formula="of:=[.A46]/6" office:value-type="float" office:value="38.5" calcext:value-type="float">
            <text:p>38.5</text:p>
          </table:table-cell>
          <table:table-cell table:formula="of:=[.D46]/[.E46]" office:value-type="float" office:value="2.57142857142857" calcext:value-type="float">
            <text:p>2.57142857142857</text:p>
          </table:table-cell>
          <table:table-cell table:formula="of:=[.E46]/[.B46]" office:value-type="float" office:value="0.855555555555556" calcext:value-type="float">
            <text:p>0.85555555555555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.5</text:p>
          </table:table-cell>
          <table:table-cell table:formula="of:=100 -[.C47]" office:value-type="float" office:value="99.5" calcext:value-type="float">
            <text:p>99.5</text:p>
          </table:table-cell>
          <table:table-cell table:formula="of:=[.A47]/6" office:value-type="float" office:value="39.6666666666667" calcext:value-type="float">
            <text:p>39.6666666666667</text:p>
          </table:table-cell>
          <table:table-cell table:formula="of:=[.D47]/[.E47]" office:value-type="float" office:value="2.50840336134454" calcext:value-type="float">
            <text:p>2.50840336134454</text:p>
          </table:table-cell>
          <table:table-cell table:formula="of:=[.E47]/[.B47]" office:value-type="float" office:value="0.86231884057971" calcext:value-type="float">
            <text:p>0.862318840579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7" calcext:value-type="float">
            <text:p>47</text:p>
          </table:table-cell>
          <table:table-cell office:value-type="float" office:value="0.33" calcext:value-type="float">
            <text:p>0.33</text:p>
          </table:table-cell>
          <table:table-cell table:formula="of:=100 -[.C48]" office:value-type="float" office:value="99.67" calcext:value-type="float">
            <text:p>99.67</text:p>
          </table:table-cell>
          <table:table-cell table:formula="of:=[.A48]/6" office:value-type="float" office:value="39.8333333333333" calcext:value-type="float">
            <text:p>39.8333333333333</text:p>
          </table:table-cell>
          <table:table-cell table:formula="of:=[.D48]/[.E48]" office:value-type="float" office:value="2.50217573221757" calcext:value-type="float">
            <text:p>2.50217573221757</text:p>
          </table:table-cell>
          <table:table-cell table:formula="of:=[.E48]/[.B48]" office:value-type="float" office:value="0.847517730496454" calcext:value-type="float">
            <text:p>0.84751773049645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table:formula="of:=100 -[.C49]" office:value-type="float" office:value="99.33" calcext:value-type="float">
            <text:p>99.33</text:p>
          </table:table-cell>
          <table:table-cell table:formula="of:=[.A49]/6" office:value-type="float" office:value="39" calcext:value-type="float">
            <text:p>39</text:p>
          </table:table-cell>
          <table:table-cell table:formula="of:=[.D49]/[.E49]" office:value-type="float" office:value="2.54692307692308" calcext:value-type="float">
            <text:p>2.54692307692308</text:p>
          </table:table-cell>
          <table:table-cell table:formula="of:=[.E49]/[.B49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formula="of:=100 -[.C50]" office:value-type="float" office:value="99.5" calcext:value-type="float">
            <text:p>99.5</text:p>
          </table:table-cell>
          <table:table-cell table:formula="of:=[.A50]/6" office:value-type="float" office:value="36.6666666666667" calcext:value-type="float">
            <text:p>36.6666666666667</text:p>
          </table:table-cell>
          <table:table-cell table:formula="of:=[.D50]/[.E50]" office:value-type="float" office:value="2.71363636363636" calcext:value-type="float">
            <text:p>2.71363636363636</text:p>
          </table:table-cell>
          <table:table-cell table:formula="of:=[.E50]/[.B50]" office:value-type="float" office:value="0.748299319727891" calcext:value-type="float">
            <text:p>0.7482993197278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100 -[.C51]" office:value-type="float" office:value="100" calcext:value-type="float">
            <text:p>100</text:p>
          </table:table-cell>
          <table:table-cell table:formula="of:=[.A51]/6" office:value-type="float" office:value="38.6666666666667" calcext:value-type="float">
            <text:p>38.6666666666667</text:p>
          </table:table-cell>
          <table:table-cell table:formula="of:=[.D51]/[.E51]" office:value-type="float" office:value="2.58620689655172" calcext:value-type="float">
            <text:p>2.58620689655172</text:p>
          </table:table-cell>
          <table:table-cell table:formula="of:=[.E51]/[.B51]" office:value-type="float" office:value="0.773333333333333" calcext:value-type="float">
            <text:p>0.7733333333333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100 -[.C52]" office:value-type="float" office:value="100" calcext:value-type="float">
            <text:p>100</text:p>
          </table:table-cell>
          <table:table-cell table:formula="of:=[.A52]/6" office:value-type="float" office:value="36.6666666666667" calcext:value-type="float">
            <text:p>36.6666666666667</text:p>
          </table:table-cell>
          <table:table-cell table:formula="of:=[.D52]/[.E52]" office:value-type="float" office:value="2.72727272727273" calcext:value-type="float">
            <text:p>2.72727272727273</text:p>
          </table:table-cell>
          <table:table-cell table:formula="of:=[.E52]/[.B52]" office:value-type="float" office:value="0.718954248366013" calcext:value-type="float">
            <text:p>0.7189542483660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2" calcext:value-type="float">
            <text:p>52</text:p>
          </table:table-cell>
          <table:table-cell office:value-type="float" office:value="0.17" calcext:value-type="float">
            <text:p>0.17</text:p>
          </table:table-cell>
          <table:table-cell table:formula="of:=100 -[.C53]" office:value-type="float" office:value="99.83" calcext:value-type="float">
            <text:p>99.83</text:p>
          </table:table-cell>
          <table:table-cell table:formula="of:=[.A53]/6" office:value-type="float" office:value="37.1666666666667" calcext:value-type="float">
            <text:p>37.1666666666667</text:p>
          </table:table-cell>
          <table:table-cell table:formula="of:=[.D53]/[.E53]" office:value-type="float" office:value="2.68600896860987" calcext:value-type="float">
            <text:p>2.68600896860987</text:p>
          </table:table-cell>
          <table:table-cell table:formula="of:=[.E53]/[.B53]" office:value-type="float" office:value="0.71474358974359" calcext:value-type="float">
            <text:p>0.7147435897435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100 -[.C54]" office:value-type="float" office:value="100" calcext:value-type="float">
            <text:p>100</text:p>
          </table:table-cell>
          <table:table-cell table:formula="of:=[.A54]/6" office:value-type="float" office:value="37" calcext:value-type="float">
            <text:p>37</text:p>
          </table:table-cell>
          <table:table-cell table:formula="of:=[.D54]/[.E54]" office:value-type="float" office:value="2.7027027027027" calcext:value-type="float">
            <text:p>2.7027027027027</text:p>
          </table:table-cell>
          <table:table-cell table:formula="of:=[.E54]/[.B54]" office:value-type="float" office:value="0.69811320754717" calcext:value-type="float">
            <text:p>0.698113207547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4" calcext:value-type="float">
            <text:p>54</text:p>
          </table:table-cell>
          <table:table-cell office:value-type="float" office:value="0.33" calcext:value-type="float">
            <text:p>0.33</text:p>
          </table:table-cell>
          <table:table-cell table:formula="of:=100 -[.C55]" office:value-type="float" office:value="99.67" calcext:value-type="float">
            <text:p>99.67</text:p>
          </table:table-cell>
          <table:table-cell table:formula="of:=[.A55]/6" office:value-type="float" office:value="38.5" calcext:value-type="float">
            <text:p>38.5</text:p>
          </table:table-cell>
          <table:table-cell table:formula="of:=[.D55]/[.E55]" office:value-type="float" office:value="2.58883116883117" calcext:value-type="float">
            <text:p>2.58883116883117</text:p>
          </table:table-cell>
          <table:table-cell table:formula="of:=[.E55]/[.B55]" office:value-type="float" office:value="0.712962962962963" calcext:value-type="float">
            <text:p>0.71296296296296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100 -[.C56]" office:value-type="float" office:value="100" calcext:value-type="float">
            <text:p>100</text:p>
          </table:table-cell>
          <table:table-cell table:formula="of:=[.A56]/6" office:value-type="float" office:value="38.1666666666667" calcext:value-type="float">
            <text:p>38.1666666666667</text:p>
          </table:table-cell>
          <table:table-cell table:formula="of:=[.D56]/[.E56]" office:value-type="float" office:value="2.62008733624454" calcext:value-type="float">
            <text:p>2.62008733624454</text:p>
          </table:table-cell>
          <table:table-cell table:formula="of:=[.E56]/[.B56]" office:value-type="float" office:value="0.693939393939394" calcext:value-type="float">
            <text:p>0.69393939393939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100 -[.C57]" office:value-type="float" office:value="100" calcext:value-type="float">
            <text:p>100</text:p>
          </table:table-cell>
          <table:table-cell table:formula="of:=[.A57]/6" office:value-type="float" office:value="37.8333333333333" calcext:value-type="float">
            <text:p>37.8333333333333</text:p>
          </table:table-cell>
          <table:table-cell table:formula="of:=[.D57]/[.E57]" office:value-type="float" office:value="2.6431718061674" calcext:value-type="float">
            <text:p>2.6431718061674</text:p>
          </table:table-cell>
          <table:table-cell table:formula="of:=[.E57]/[.B57]" office:value-type="float" office:value="0.675595238095238" calcext:value-type="float">
            <text:p>0.67559523809523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100 -[.C58]" office:value-type="float" office:value="100" calcext:value-type="float">
            <text:p>100</text:p>
          </table:table-cell>
          <table:table-cell table:formula="of:=[.A58]/6" office:value-type="float" office:value="38.6666666666667" calcext:value-type="float">
            <text:p>38.6666666666667</text:p>
          </table:table-cell>
          <table:table-cell table:formula="of:=[.D58]/[.E58]" office:value-type="float" office:value="2.58620689655172" calcext:value-type="float">
            <text:p>2.58620689655172</text:p>
          </table:table-cell>
          <table:table-cell table:formula="of:=[.E58]/[.B58]" office:value-type="float" office:value="0.678362573099415" calcext:value-type="float">
            <text:p>0.6783625730994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8" calcext:value-type="float">
            <text:p>58</text:p>
          </table:table-cell>
          <table:table-cell office:value-type="float" office:value="0.17" calcext:value-type="float">
            <text:p>0.17</text:p>
          </table:table-cell>
          <table:table-cell table:formula="of:=100 -[.C59]" office:value-type="float" office:value="99.83" calcext:value-type="float">
            <text:p>99.83</text:p>
          </table:table-cell>
          <table:table-cell table:formula="of:=[.A59]/6" office:value-type="float" office:value="39.3333333333333" calcext:value-type="float">
            <text:p>39.3333333333333</text:p>
          </table:table-cell>
          <table:table-cell table:formula="of:=[.D59]/[.E59]" office:value-type="float" office:value="2.53805084745763" calcext:value-type="float">
            <text:p>2.53805084745763</text:p>
          </table:table-cell>
          <table:table-cell table:formula="of:=[.E59]/[.B59]" office:value-type="float" office:value="0.67816091954023" calcext:value-type="float">
            <text:p>0.678160919540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100 -[.C60]" office:value-type="float" office:value="100" calcext:value-type="float">
            <text:p>100</text:p>
          </table:table-cell>
          <table:table-cell table:formula="of:=[.A60]/6" office:value-type="float" office:value="39" calcext:value-type="float">
            <text:p>39</text:p>
          </table:table-cell>
          <table:table-cell table:formula="of:=[.D60]/[.E60]" office:value-type="float" office:value="2.56410256410256" calcext:value-type="float">
            <text:p>2.56410256410256</text:p>
          </table:table-cell>
          <table:table-cell table:formula="of:=[.E60]/[.B60]" office:value-type="float" office:value="0.661016949152542" calcext:value-type="float">
            <text:p>0.6610169491525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100 -[.C61]" office:value-type="float" office:value="100" calcext:value-type="float">
            <text:p>100</text:p>
          </table:table-cell>
          <table:table-cell table:formula="of:=[.A61]/6" office:value-type="float" office:value="39.6666666666667" calcext:value-type="float">
            <text:p>39.6666666666667</text:p>
          </table:table-cell>
          <table:table-cell table:formula="of:=[.D61]/[.E61]" office:value-type="float" office:value="2.52100840336134" calcext:value-type="float">
            <text:p>2.52100840336134</text:p>
          </table:table-cell>
          <table:table-cell table:formula="of:=[.E61]/[.B61]" office:value-type="float" office:value="0.661111111111111" calcext:value-type="float">
            <text:p>0.6611111111111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100 -[.C62]" office:value-type="float" office:value="100" calcext:value-type="float">
            <text:p>100</text:p>
          </table:table-cell>
          <table:table-cell table:formula="of:=[.A62]/6" office:value-type="float" office:value="39.6666666666667" calcext:value-type="float">
            <text:p>39.6666666666667</text:p>
          </table:table-cell>
          <table:table-cell table:formula="of:=[.D62]/[.E62]" office:value-type="float" office:value="2.52100840336134" calcext:value-type="float">
            <text:p>2.52100840336134</text:p>
          </table:table-cell>
          <table:table-cell table:formula="of:=[.E62]/[.B62]" office:value-type="float" office:value="0.650273224043716" calcext:value-type="float">
            <text:p>0.6502732240437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100 -[.C63]" office:value-type="float" office:value="100" calcext:value-type="float">
            <text:p>100</text:p>
          </table:table-cell>
          <table:table-cell table:formula="of:=[.A63]/6" office:value-type="float" office:value="39.1666666666667" calcext:value-type="float">
            <text:p>39.1666666666667</text:p>
          </table:table-cell>
          <table:table-cell table:formula="of:=[.D63]/[.E63]" office:value-type="float" office:value="2.5531914893617" calcext:value-type="float">
            <text:p>2.5531914893617</text:p>
          </table:table-cell>
          <table:table-cell table:formula="of:=[.E63]/[.B63]" office:value-type="float" office:value="0.631720430107527" calcext:value-type="float">
            <text:p>0.6317204301075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100 -[.C64]" office:value-type="float" office:value="100" calcext:value-type="float">
            <text:p>100</text:p>
          </table:table-cell>
          <table:table-cell table:formula="of:=[.A64]/6" office:value-type="float" office:value="40.3333333333333" calcext:value-type="float">
            <text:p>40.3333333333333</text:p>
          </table:table-cell>
          <table:table-cell table:formula="of:=[.D64]/[.E64]" office:value-type="float" office:value="2.47933884297521" calcext:value-type="float">
            <text:p>2.47933884297521</text:p>
          </table:table-cell>
          <table:table-cell table:formula="of:=[.E64]/[.B64]" office:value-type="float" office:value="0.64021164021164" calcext:value-type="float">
            <text:p>0.6402116402116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100 -[.C65]" office:value-type="float" office:value="100" calcext:value-type="float">
            <text:p>100</text:p>
          </table:table-cell>
          <table:table-cell table:formula="of:=[.A65]/6" office:value-type="float" office:value="38.6666666666667" calcext:value-type="float">
            <text:p>38.6666666666667</text:p>
          </table:table-cell>
          <table:table-cell table:formula="of:=[.D65]/[.E65]" office:value-type="float" office:value="2.58620689655172" calcext:value-type="float">
            <text:p>2.58620689655172</text:p>
          </table:table-cell>
          <table:table-cell table:formula="of:=[.E65]/[.B65]" office:value-type="float" office:value="0.604166666666667" calcext:value-type="float">
            <text:p>0.60416666666666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100 -[.C66]" office:value-type="float" office:value="100" calcext:value-type="float">
            <text:p>100</text:p>
          </table:table-cell>
          <table:table-cell table:formula="of:=[.A66]/6" office:value-type="float" office:value="37.8333333333333" calcext:value-type="float">
            <text:p>37.8333333333333</text:p>
          </table:table-cell>
          <table:table-cell table:formula="of:=[.D66]/[.E66]" office:value-type="float" office:value="2.6431718061674" calcext:value-type="float">
            <text:p>2.6431718061674</text:p>
          </table:table-cell>
          <table:table-cell table:formula="of:=[.E66]/[.B66]" office:value-type="float" office:value="0.582051282051282" calcext:value-type="float">
            <text:p>0.5820512820512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100 -[.C67]" office:value-type="float" office:value="100" calcext:value-type="float">
            <text:p>100</text:p>
          </table:table-cell>
          <table:table-cell table:formula="of:=[.A67]/6" office:value-type="float" office:value="38.3333333333333" calcext:value-type="float">
            <text:p>38.3333333333333</text:p>
          </table:table-cell>
          <table:table-cell table:formula="of:=[.D67]/[.E67]" office:value-type="float" office:value="2.60869565217391" calcext:value-type="float">
            <text:p>2.60869565217391</text:p>
          </table:table-cell>
          <table:table-cell table:formula="of:=[.E67]/[.B67]" office:value-type="float" office:value="0.580808080808081" calcext:value-type="float">
            <text:p>0.58080808080808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100 -[.C68]" office:value-type="float" office:value="100" calcext:value-type="float">
            <text:p>100</text:p>
          </table:table-cell>
          <table:table-cell table:formula="of:=[.A68]/6" office:value-type="float" office:value="36.3333333333333" calcext:value-type="float">
            <text:p>36.3333333333333</text:p>
          </table:table-cell>
          <table:table-cell table:formula="of:=[.D68]/[.E68]" office:value-type="float" office:value="2.75229357798165" calcext:value-type="float">
            <text:p>2.75229357798165</text:p>
          </table:table-cell>
          <table:table-cell table:formula="of:=[.E68]/[.B68]" office:value-type="float" office:value="0.54228855721393" calcext:value-type="float">
            <text:p>0.5422885572139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100 -[.C69]" office:value-type="float" office:value="100" calcext:value-type="float">
            <text:p>100</text:p>
          </table:table-cell>
          <table:table-cell table:formula="of:=[.A69]/6" office:value-type="float" office:value="37.3333333333333" calcext:value-type="float">
            <text:p>37.3333333333333</text:p>
          </table:table-cell>
          <table:table-cell table:formula="of:=[.D69]/[.E69]" office:value-type="float" office:value="2.67857142857143" calcext:value-type="float">
            <text:p>2.67857142857143</text:p>
          </table:table-cell>
          <table:table-cell table:formula="of:=[.E69]/[.B69]" office:value-type="float" office:value="0.549019607843137" calcext:value-type="float">
            <text:p>0.5490196078431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100 -[.C70]" office:value-type="float" office:value="100" calcext:value-type="float">
            <text:p>100</text:p>
          </table:table-cell>
          <table:table-cell table:formula="of:=[.A70]/6" office:value-type="float" office:value="35" calcext:value-type="float">
            <text:p>35</text:p>
          </table:table-cell>
          <table:table-cell table:formula="of:=[.D70]/[.E70]" office:value-type="float" office:value="2.85714285714286" calcext:value-type="float">
            <text:p>2.85714285714286</text:p>
          </table:table-cell>
          <table:table-cell table:formula="of:=[.E70]/[.B70]" office:value-type="float" office:value="0.507246376811594" calcext:value-type="float">
            <text:p>0.50724637681159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100 -[.C71]" office:value-type="float" office:value="100" calcext:value-type="float">
            <text:p>100</text:p>
          </table:table-cell>
          <table:table-cell table:formula="of:=[.A71]/6" office:value-type="float" office:value="35.6666666666667" calcext:value-type="float">
            <text:p>35.6666666666667</text:p>
          </table:table-cell>
          <table:table-cell table:formula="of:=[.D71]/[.E71]" office:value-type="float" office:value="2.80373831775701" calcext:value-type="float">
            <text:p>2.80373831775701</text:p>
          </table:table-cell>
          <table:table-cell table:formula="of:=[.E71]/[.B71]" office:value-type="float" office:value="0.50952380952381" calcext:value-type="float">
            <text:p>0.50952380952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5T16:54:59.171044415</dc:date>
    <meta:editing-duration>PT8M41S</meta:editing-duration>
    <meta:editing-cycles>1</meta:editing-cycles>
    <meta:document-statistic meta:table-count="1" meta:cell-count="497" meta:object-count="0"/>
    <meta:generator>LibreOffice/5.3.1.2$Linux_X86_64 LibreOffice_project/30m0$Build-2</meta:generator>
  </office:meta>
</office:document-meta>
</file>